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Narrow" svg:font-family="Liberation Sans Narrow" style:font-family-generic="swiss" style:font-pitch="variable"/>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Liberation Sans" svg:font-family="Liberation Sans" style:font-family-generic="swiss"/>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Kop11" style:master-page-name="MP0" style:family="paragraph">
      <style:paragraph-properties fo:break-before="page"/>
    </style:style>
    <style:style style:name="T2" style:parent-style-name="Standaardalinea-lettertype" style:family="text">
      <style:text-properties fo:font-size="12pt" style:font-size-asian="12pt"/>
    </style:style>
    <style:style style:name="T3" style:parent-style-name="StrongEmphasis" style:family="text">
      <style:text-properties style:text-underline-type="single" style:text-underline-style="solid" style:text-underline-width="auto" style:text-underline-mode="continuous"/>
    </style:style>
    <style:style style:name="T4" style:parent-style-name="StrongEmphasis" style:family="text">
      <style:text-properties fo:font-weight="normal" style:font-weight-asian="normal" style:font-weight-complex="normal"/>
    </style:style>
    <style:style style:name="T5" style:parent-style-name="StrongEmphasis" style:family="text">
      <style:text-properties fo:font-weight="normal" style:font-weight-asian="normal" style:font-weight-complex="normal"/>
    </style:style>
    <style:style style:name="T6" style:parent-style-name="StrongEmphasis" style:family="text">
      <style:text-properties style:text-underline-type="single" style:text-underline-style="solid" style:text-underline-width="auto" style:text-underline-mode="continuous"/>
    </style:style>
    <style:style style:name="T7"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8" style:parent-style-name="StrongEmphasis" style:family="text">
      <style:text-properties fo:font-weight="normal" style:font-weight-asian="normal" style:font-weight-complex="normal"/>
    </style:style>
    <style:style style:name="T9"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10" style:parent-style-name="StrongEmphasis" style:family="text">
      <style:text-properties fo:font-weight="normal" style:font-weight-asian="normal" style:font-weight-complex="normal"/>
    </style:style>
    <style:style style:name="T11" style:parent-style-name="SourceText" style:family="text">
      <style:text-properties fo:font-weight="bold" style:font-weight-asian="bold" style:font-weight-complex="bold"/>
    </style:style>
    <style:style style:name="P12" style:parent-style-name="Standard" style:list-style-name="WWNum1" style:family="paragraph"/>
    <style:style style:name="P13" style:parent-style-name="Standard" style:list-style-name="WWNum1" style:family="paragraph"/>
    <style:style style:name="P14" style:parent-style-name="Standard" style:family="paragraph">
      <style:paragraph-properties fo:margin-left="0.4923in">
        <style:tab-stops/>
      </style:paragraph-properties>
    </style:style>
    <style:style style:name="P15" style:parent-style-name="Standard" style:family="paragraph">
      <style:paragraph-properties fo:margin-left="0.4923in">
        <style:tab-stops/>
      </style:paragraph-properties>
    </style:style>
    <style:style style:name="P16" style:parent-style-name="Kop21" style:family="paragraph">
      <style:paragraph-properties fo:margin-top="0in" fo:margin-bottom="0in"/>
    </style:style>
    <style:style style:name="P17" style:parent-style-name="Standard" style:list-style-name="WWNum3" style:family="paragraph"/>
    <style:style style:name="T18" style:parent-style-name="Standaardalinea-lettertype" style:family="text">
      <style:text-properties fo:font-weight="bold" style:font-weight-asian="bold"/>
    </style:style>
    <style:style style:name="T19" style:parent-style-name="Standaardalinea-lettertype" style:family="text">
      <style:text-properties fo:font-weight="bold" style:font-weight-asian="bold" fo:font-style="italic" style:font-style-asian="italic"/>
    </style:style>
    <style:style style:name="T20" style:parent-style-name="Standaardalinea-lettertype" style:family="text">
      <style:text-properties fo:font-weight="bold" style:font-weight-asian="bold"/>
    </style:style>
    <style:style style:name="T21" style:parent-style-name="Standaardalinea-lettertype" style:family="text">
      <style:text-properties fo:font-weight="bold" style:font-weight-asian="bold"/>
    </style:style>
    <style:style style:name="T22" style:parent-style-name="Standaardalinea-lettertype" style:family="text">
      <style:text-properties fo:font-weight="bold" style:font-weight-asian="bold" fo:font-style="italic" style:font-style-asian="italic"/>
    </style:style>
    <style:style style:name="T23" style:parent-style-name="Standaardalinea-lettertype" style:family="text">
      <style:text-properties fo:font-weight="bold" style:font-weight-asian="bold"/>
    </style:style>
    <style:style style:name="P24" style:parent-style-name="Standard" style:list-style-name="WWNum3" style:family="paragraph"/>
    <style:style style:name="T25" style:parent-style-name="Definition" style:family="text">
      <style:text-properties style:font-style-complex="italic"/>
    </style:style>
    <style:style style:name="P26" style:parent-style-name="Standard" style:list-style-name="WWNum3" style:family="paragraph"/>
    <style:style style:name="T27" style:parent-style-name="Standaardalinea-lettertype" style:family="text">
      <style:text-properties fo:font-style="italic" style:font-style-asian="italic"/>
    </style:style>
    <style:style style:name="T28" style:parent-style-name="Standaardalinea-lettertype" style:family="text">
      <style:text-properties style:text-underline-type="single" style:text-underline-style="solid" style:text-underline-width="auto" style:text-underline-mode="continuous"/>
    </style:style>
    <style:style style:name="T29" style:parent-style-name="Standaardalinea-lettertype" style:family="text">
      <style:text-properties fo:font-style="italic" style:font-style-asian="italic"/>
    </style:style>
    <style:style style:name="P30" style:parent-style-name="Standard" style:list-style-name="WWNum3" style:family="paragraph"/>
    <style:style style:name="T31" style:parent-style-name="Standaardalinea-lettertype" style:family="text">
      <style:text-properties fo:font-style="italic" style:font-style-asian="italic" style:font-style-complex="italic"/>
    </style:style>
    <style:style style:name="T32" style:parent-style-name="Definition" style:family="text">
      <style:text-properties style:font-style-complex="italic"/>
    </style:style>
    <style:style style:name="P33" style:parent-style-name="Standard" style:list-style-name="WWNum3" style:family="paragraph"/>
    <style:style style:name="T34" style:parent-style-name="Standaardalinea-lettertype" style:family="text">
      <style:text-properties fo:font-weight="bold" style:font-weight-asian="bold" style:font-weight-complex="bold"/>
    </style:style>
    <style:style style:name="T35" style:parent-style-name="Standaardalinea-lettertype" style:family="text">
      <style:text-properties fo:font-weight="bold" style:font-weight-asian="bold"/>
    </style:style>
    <style:style style:name="T36" style:parent-style-name="Standaardalinea-lettertype" style:family="text">
      <style:text-properties fo:font-weight="bold" style:font-weight-asian="bold" style:font-weight-complex="bold"/>
    </style:style>
    <style:style style:name="T37" style:parent-style-name="Standaardalinea-lettertype" style:family="text">
      <style:text-properties fo:font-weight="bold" style:font-weight-asian="bold"/>
    </style:style>
    <style:style style:name="P38" style:parent-style-name="Standard" style:list-style-name="WWNum3" style:family="paragraph"/>
    <style:style style:name="T39" style:parent-style-name="Standaardalinea-lettertype" style:family="text">
      <style:text-properties style:font-weight-complex="bold"/>
    </style:style>
    <style:style style:name="T40" style:parent-style-name="Standaardalinea-lettertype" style:family="text">
      <style:text-properties style:font-weight-complex="bold"/>
    </style:style>
    <style:style style:name="T41" style:parent-style-name="Standaardalinea-lettertype" style:family="text">
      <style:text-properties style:font-weight-complex="bold"/>
    </style:style>
    <style:style style:name="P42" style:parent-style-name="Standard" style:family="paragraph">
      <style:paragraph-properties fo:margin-left="0.5in">
        <style:tab-stops/>
      </style:paragraph-properties>
    </style:style>
    <style:style style:name="T43" style:parent-style-name="Standaardalinea-lettertype" style:family="text">
      <style:text-properties fo:font-weight="bold" style:font-weight-asian="bold" style:font-weight-complex="bold"/>
    </style:style>
    <style:style style:name="T44" style:parent-style-name="Standaardalinea-lettertype" style:family="text">
      <style:text-properties fo:font-weight="bold" style:font-weight-asian="bold" style:font-weight-complex="bold"/>
    </style:style>
    <style:style style:name="T45" style:parent-style-name="Standaardalinea-lettertype" style:family="text">
      <style:text-properties fo:font-style="italic" style:font-style-asian="italic" style:font-style-complex="italic"/>
    </style:style>
    <style:style style:name="P46" style:parent-style-name="Standard" style:list-style-name="WWNum3" style:family="paragraph"/>
    <style:style style:name="P47" style:parent-style-name="Standard" style:list-style-name="WWNum3" style:family="paragraph"/>
    <style:style style:name="P48" style:parent-style-name="Standard" style:list-style-name="WWNum3" style:family="paragraph"/>
    <style:style style:name="T49" style:parent-style-name="Standaardalinea-lettertype" style:family="text">
      <style:text-properties fo:font-weight="bold" style:font-weight-asian="bold" style:font-weight-complex="bold"/>
    </style:style>
    <style:style style:name="P50" style:parent-style-name="Standard" style:list-style-name="WWNum3" style:family="paragraph"/>
    <style:style style:name="P51" style:parent-style-name="Standard" style:list-style-name="WWNum6" style:family="paragraph">
      <style:paragraph-properties fo:margin-left="0.7875in" fo:text-indent="0in">
        <style:tab-stops/>
      </style:paragraph-properties>
    </style:style>
    <style:style style:name="T52" style:parent-style-name="Definition" style:family="text">
      <style:text-properties style:font-style-complex="italic"/>
    </style:style>
    <style:style style:name="T53" style:parent-style-name="Definition" style:family="text">
      <style:text-properties style:font-style-complex="italic"/>
    </style:style>
    <style:style style:name="T54" style:parent-style-name="Standaardalinea-lettertype" style:family="text">
      <style:text-properties fo:font-style="italic" style:font-style-asian="italic" style:font-style-complex="italic"/>
    </style:style>
    <style:style style:name="T55" style:parent-style-name="Definition" style:family="text">
      <style:text-properties style:font-style-complex="italic"/>
    </style:style>
    <style:style style:name="P56" style:parent-style-name="Standard" style:list-style-name="WWNum6" style:family="paragraph">
      <style:paragraph-properties fo:margin-left="0.7875in" fo:text-indent="0in">
        <style:tab-stops/>
      </style:paragraph-properties>
    </style:style>
    <style:style style:name="P57" style:parent-style-name="Standard" style:list-style-name="WWNum6" style:family="paragraph">
      <style:paragraph-properties fo:margin-left="0.7875in" fo:text-indent="0in">
        <style:tab-stops/>
      </style:paragraph-properties>
    </style:style>
    <style:style style:name="P58" style:parent-style-name="Standard" style:list-style-name="WWNum3" style:family="paragraph"/>
    <style:style style:name="T59" style:parent-style-name="Standaardalinea-lettertype" style:family="text">
      <style:text-properties fo:font-style="italic" style:font-style-asian="italic" style:font-style-complex="italic"/>
    </style:style>
    <style:style style:name="T60" style:parent-style-name="Standaardalinea-lettertype" style:family="text">
      <style:text-properties fo:font-weight="bold" style:font-weight-asian="bold" style:font-weight-complex="bold"/>
    </style:style>
    <style:style style:name="T61" style:parent-style-name="Definition" style:family="text">
      <style:text-properties fo:font-weight="bold" style:font-weight-asian="bold" style:font-weight-complex="bold"/>
    </style:style>
    <style:style style:name="T62" style:parent-style-name="Standaardalinea-lettertype" style:family="text">
      <style:text-properties fo:font-weight="bold" style:font-weight-asian="bold" style:font-weight-complex="bold"/>
    </style:style>
    <style:style style:name="P63" style:parent-style-name="Standard" style:list-style-name="WWNum3" style:family="paragraph"/>
    <style:style style:name="P64" style:parent-style-name="Standard" style:list-style-name="WWNum3" style:family="paragraph"/>
    <style:style style:name="P65" style:parent-style-name="Standard" style:list-style-name="WWNum3" style:family="paragraph"/>
    <style:style style:name="P66" style:parent-style-name="Standard" style:list-style-name="WWNum3" style:family="paragraph"/>
    <style:style style:name="P67" style:parent-style-name="Standard" style:list-style-name="WWNum3" style:family="paragraph"/>
    <style:style style:name="T68" style:parent-style-name="Standaardalinea-lettertype" style:family="text">
      <style:text-properties fo:font-style="italic" style:font-style-asian="italic" style:font-style-complex="italic"/>
    </style:style>
    <style:style style:name="P69" style:parent-style-name="Standard" style:family="paragraph">
      <style:paragraph-properties fo:margin-left="0.5in">
        <style:tab-stops/>
      </style:paragraph-properties>
    </style:style>
    <style:style style:name="P70" style:parent-style-name="Kop21" style:family="paragraph">
      <style:paragraph-properties fo:text-align="start" fo:margin-top="0in" fo:margin-bottom="0in"/>
    </style:style>
    <style:style style:name="T71" style:parent-style-name="StrongEmphasis" style:family="text">
      <style:text-properties fo:font-weight="normal" style:font-weight-asian="normal" style:font-weight-complex="normal"/>
    </style:style>
    <style:style style:name="S1" style:family="section">
      <style:section-properties fo:margin-left="0in" fo:margin-right="0in" style:writing-mode="lr-tb"/>
    </style:style>
  </office:automatic-styles>
  <office:body>
    <office:text text:use-soft-page-breaks="true">
      <text:p text:style-name="P1"><text:span text:style-name="T2">SECURITY CONSULTING AGREEMENT</text:span></text:p>
      <text:p text:style-name="Standard"/>
      <text:p text:style-name="Standard"><text:span text:style-name="T3">RADICALLY OPEN SECURITY B.V.</text:span>, located in<text:s/><text:span text:style-name="T4">1111PP, Overdiemerweg 28, Diemen</text:span>, represented by<text:s/><text:span text:style-name="T5">Melanie Rieback</text:span><text:s/><text:span text:style-name="StrongEmphasis">(“ROS”)</text:span>;</text:p>
      <text:p text:style-name="Standard"/>
      <text:p text:style-name="Hangingindent">AND</text:p>
      <text:p text:style-name="Standard"/>
      <text:p text:style-name="Standard"><text:span text:style-name="T6">___________________________<text:s/></text:span><text:span text:style-name="T7">(</text:span><text:span text:style-name="T8">name</text:span><text:span text:style-name="T9">)</text:span><text:s/>with his address at _____________________________________<text:line-break/><text:line-break/><text:span text:style-name="T10">_______________________________________</text:span>(the “<text:span text:style-name="T11">Consultant</text:span>”);</text:p>
      <text:p text:style-name="Standard"/>
      <text:p text:style-name="Hangingindent">WHEREAS</text:p>
      <text:p text:style-name="Standard"/>
      <text:list text:style-name="WWNum1">
        <text:list-item text:start-value="1">
          <text:p text:style-name="P12">The Consultant is willing and able to perform the activities mentioned hereafter.</text:p>
        </text:list-item>
        <text:list-item>
          <text:p text:style-name="P13">ROS and the Consultant have no intention whatsoever to agree upon an employment agreement and this agreement is only drafted to enable the Consultant to perform incidental activities for ROS. ROS and the Consultant explicitly confirm that this agreement does not qualify as an employment agreement. The Consultant is free to perform work for other parties, and in fact does so on a regular basis.</text:p>
        </text:list-item>
      </text:list>
      <text:p text:style-name="P14"/>
      <text:p text:style-name="P15"/>
      <text:p text:style-name="P16">AGREE AS FOLLOWS</text:p>
      <text:p text:style-name="Standard"/>
      <text:p text:style-name="Standard"/>
      <text:list text:style-name="WWNum3">
        <text:list-item text:start-value="1">
          <text:p text:style-name="P17">This contract shall be effective as of …………..<text:s/><text:span text:style-name="T18">[</text:span><text:span text:style-name="T19">date</text:span><text:span text:style-name="T20">]</text:span><text:s/>for the period of ... days/months/years. This contract will end by operation of law on …………..<text:span text:style-name="T21">[</text:span><text:span text:style-name="T22">date</text:span><text:span text:style-name="T23">]</text:span><text:s/>without any notice being required.<text:s/><text:line-break/>In case of tacit extension of this contract, the parties agree to do so for the same term and on the same conditions. Either party is entitled to give notice of termination of the contract with immediate effect. Notice of termination should be given by email. (To ROS: …. To the Consultant: …) The other party will confirm the termination by return.<text:line-break/>Premature termination shall not give rise to liability or financial compensation for either party.</text:p>
        </text:list-item>
        <text:list-item>
          <text:p text:style-name="P24">ROS and the Consultant explicitly do not intend to enter into an employment agreement (in Dutch: “<text:span text:style-name="T25">arbeidsovereenkomst</text:span>”) as in Article 7:610 Burgerlijk Wetboek. The Consultant guarantees he shall never claim an employment agreement exists.</text:p>
        </text:list-item>
        <text:list-item>
          <text:p text:style-name="P26">ROS instructs (in Dutch: "<text:span text:style-name="T27">wijst aan</text:span>";<text:s/><text:span text:style-name="T28">not</text:span><text:s/>"<text:span text:style-name="T29">instrueert</text:span>") the Consultant – and the Consultant agrees to perform the following activities:<text:s/><text:span text:style-name="StrongEmphasis">[**]<text:s/></text:span>(the “<text:span text:style-name="StrongEmphasis">Activities</text:span>”).</text:p>
        </text:list-item>
        <text:list-item>
          <text:p text:style-name="P30">The Consultant is working at his or her own risk (in Dutch: “<text:span text:style-name="T31">voor eigen rekening en risico</text:span>”). The Consultant is free to perform the Activities at his or her own discretion (in Dutch: “<text:span text:style-name="T32">naar eigen inzicht</text:span>”) and independently. The Consultant will use his own resources and tools to perform the Activities for ROS.</text:p>
        </text:list-item>
        <text:list-item>
          <text:p text:style-name="P33">The agreed working hours shall amount to … hours per week/month.<text:s/><text:span text:style-name="T34">[</text:span><text:span text:style-name="T35">The Consultant will work on …<text:s/></text:span><text:span text:style-name="T36">]</text:span><text:span text:style-name="T37">.</text:span><text:s/>The Consultant may be expected to perform overtime outside the established working hours whenever this is necessary for the proper<text:s/>performance of the Activites.</text:p>
        </text:list-item>
        <text:list-item>
          <text:p text:style-name="P38">ROS will pay the Consultant … Euro/GBP per hour excluding VAT. It will do so after ROS has received an invoice from the Consultant.<text:s/><text:span text:style-name="T39">The Consultant will send an<text:s/></text:span><text:soft-page-break/><text:span text:style-name="T40">invoice within [14] days after the end of each calendar month for</text:span><text:span text:style-name="T41"><text:s/>the Activities performed during that month.</text:span></text:p>
        </text:list-item>
      </text:list>
      <text:p text:style-name="P42">ROS will then pay the agreed amount within 30 days of receipt of the invoice.<text:s/><text:span text:style-name="T43">[ROS will also pay reasonable travel expenses of the Consultant, to the extent that ROS has given prior written approval for such cos</text:span><text:span text:style-name="T44">ts and the Consultant provides ROS with an invoice or other documentation for these expenses.]</text:span><text:s/>ROS will not reimburse any other costs the Consultant incurs in the course of the Activities, unless ROS has given prior written approval for such costs. For the<text:s/>avoidance of doubt, ROS shall pay no wages (in Dutch: '<text:span text:style-name="T45">salaris</text:span>') to the Consultant and therefore, ROS shall not provide payslips to the Consultant, nor pay to the Consultant any money or allowance in the event of a holiday or illness of the Consultant.</text:p>
      <text:list text:style-name="WWNum3" text:continue-numbering="true">
        <text:list-item>
          <text:p text:style-name="P46">The Consultant transfers to ROS all intellectual property rights created as a result of the Activities. To the extent that it is not possible to transfer these rights, he or she grants to ROS a perpetual, exclusive transferable, sub-licensable, world-wide license to such rights, and agrees to co-operate with the transfer of these rights to ROS. To the extent that the Consultant has transferred these rights to ROS, ROS grants a perpetual, non-exclusive, non-transferable, not-sub-licensable, world-wide license<text:s/>to such rights to the Consultant, unless ROS considers this impossible, due to obligations ROS might have vis-à-vis others. In that case, ROS will explore whether it is possible to grant to the Consultant a license on the rights with a narrower scope. For<text:s/>the avoidance of doubt, any rights of the Consultant vested in software or services developed prior to the Activities are not affected by this agreement.</text:p>
        </text:list-item>
        <text:list-item>
          <text:p text:style-name="P47">The Consultant retains all intellectual property rights he or she owns prior to this agreement.</text:p>
        </text:list-item>
        <text:list-item>
          <text:p text:style-name="P48">The Consultant will not disclose confidential information and personal data he or she receives from ROS, or gains access to in the course of the Activities. The Consultant will only use this information or data for the purposes of carrying out this agreement.<text:span text:style-name="T49"><text:s/></text:span>The Consultant will take reasonable measures to maintain the confidentiality of this information and data. The Consultant may disclose this information and data on a need-to-know basis, and only to persons associated with ROS as employee, freelancer or volunteer and only if the Consultant knows that they are bound by the same confidentiality obligations.</text:p>
        </text:list-item>
        <text:list-item>
          <text:p text:style-name="P50">The Consultant is responsible:</text:p>
        </text:list-item>
      </text:list>
      <text:list text:style-name="WWNum6">
        <text:list-item>
          <text:p text:style-name="P51">for ensuring that any work performed in the course of this agreement is lawful (in Dutch: “<text:span text:style-name="T52">rechtmatig</text:span>”) and not illegal (in Dutch: “<text:span text:style-name="T53">niet</text:span><text:span text:style-name="T54"><text:s/></text:span><text:span text:style-name="T55">strafbaar</text:span>”);</text:p>
        </text:list-item>
        <text:list-item>
          <text:p text:style-name="P56">for ensuring that by performing the Activities, he or she does not act contrary to a non-compete- or a confidentiality obligation he or she may have. If there is a risk that the Consultant will act contrary to such an obligation, he or she will inform ROS without delay; and</text:p>
        </text:list-item>
        <text:list-item>
          <text:p text:style-name="P57">for paying any applicable taxes and social security premiums following from the Activities. Should ROS have to pay any of these, the Consultant will indemnify ROS.</text:p>
        </text:list-item>
      </text:list>
      <text:list text:style-name="WWNum3" text:continue-numbering="true">
        <text:list-item>
          <text:p text:style-name="P58">The Consultant warrants that he or she is registered as an independent contractor (in Dutch: “<text:span text:style-name="T59">zelfstandige</text:span>”) at the applicable register (in the Netherlands, this is the Kamer van Koophandel)<text:s/><text:span text:style-name="T60">[and that he has obtained a Verklaring Arbeidsrelatie (a so-called<text:s/></text:span><text:span text:style-name="T61">VAR-verklaring</text:span><text:span text:style-name="T62">) from the Belastingdienst]</text:span>. If<text:s/>he or she is located in the Netherlands, he or she also warrants that he or she has obtained a number for VAT-purposes (in Dutch: “<text:span text:style-name="Definition">BTW-nummer</text:span>”). If the Consultant cannot provide one or more of these warranties at the conclusion of the agreement, the Consultant will take all necessary measures to provide these warranties as soon as possible.<text:s/><text:soft-page-break/>Meanwhile, the Consultant accepts full liability for any costs and damages of ROS as a result of the Consultant not being able to provide these warranties. The Consultant will co-operate fully with ROS in demonstrating in civil or administrative proceedings, for example proceedings against ROS initiated by the Belastingdienst, that the Consultant cannot be considered an employee of ROS under civil, fiscal or other laws. It will do so inter alia by providing all information and documents necessary to demonstrate this.</text:p>
        </text:list-item>
        <text:list-item>
          <text:p text:style-name="P63">Should a third party lodge a claim against ROS or any of its employees, freelancers or volunteers, or the public prosecutor initiate an investigation or criminal proceedings against any of these parties, as a result of activities performed by the Consultant under this agreement, then the Consultant will co-operate fully with ROS in defending against this claim, investigation or these proceedings, including by providing any evidence he or she has which may be relevant to this defense.</text:p>
        </text:list-item>
        <text:list-item>
          <text:p text:style-name="P64">Unless a result of gross negligence or willful misconduct, the liability of either party to the other for any type of damages is limited to the amount of Consultant's total fees under Article 5 of this agreement.</text:p>
        </text:list-item>
        <text:list-item>
          <text:p text:style-name="P65">If any of the provisions of this agreement is annulled or void, the other provisions remain in effect. To the extent possible, the annulled or void provision will be replaced by a similar provision that has the same effect.</text:p>
        </text:list-item>
        <text:list-item>
          <text:p text:style-name="P66">The general terms and conditions of ROS apply to this agreement. ROS rejects any general terms and conditions used by the Consultant.</text:p>
        </text:list-item>
        <text:list-item>
          <text:p text:style-name="P67">Dutch law applies to this agreement. Any dispute between ROS and Consultant will be resolved in the first instance exclusively by the District Court (in Dutch: “<text:span text:style-name="T68">rechtbank”</text:span>) of Amsterdam, the Netherlands.</text:p>
        </text:list-item>
      </text:list>
      <text:p text:style-name="P69"/>
      <text:p text:style-name="Standard"/>
      <text:p text:style-name="P70">SIGNED IN DUPLICATE ON [**], 2016 IN</text:p>
      <text:p text:style-name="Standard"/>
      <text:p text:style-name="Standard"/>
      <text:p text:style-name="Standard"/>
      <text:p text:style-name="Standard"/>
      <text:p text:style-name="Standard"/>
      <text:p text:style-name="Standard"/>
      <text:p text:style-name="Standard">Amsterdam<text:tab/><text:tab/><text:tab/><text:tab/><text:tab/>________________(place)</text:p>
      <text:p text:style-name="Standard"/>
      <text:p text:style-name="Standard">Melanie Rieback<text:tab/><text:tab/><text:tab/><text:tab/><text:span text:style-name="T71">_________________(name)</text:span></text:p>
      <text:p text:style-name="Standard">Director</text:p>
      <text:p text:style-name="Standard"><text:span text:style-name="StrongEmphasis">Radically Open Security B.V.</text:span><text:tab/><text:tab/></text:p>
      <text:section text:name="Sect1" text:style-name="S1">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Narrow" svg:font-family="Liberation Sans Narrow" style:font-family-generic="swiss" style:font-pitch="variable"/>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Liberation Sans" svg:font-family="Liberation Sans" style:font-family-generic="swiss"/>
    <style:font-face style:name="DejaVu Sans Mono" svg:font-family="DejaVu Sans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widows="2" fo:orphans="2"/>
      <style:text-properties style:font-name="Liberation Sans Narrow" style:use-window-font-color="true" fo:language="nl" fo:country="BE"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ijschrift1" style:display-name="Bijschrift1" style:family="paragraph">
      <style:paragraph-properties fo:widows="2" fo:orphans="2" fo:margin-top="0.0833in" fo:margin-bottom="0.0833in"/>
      <style:text-properties fo:font-style="italic" style:font-style-asian="italic" style:use-window-font-color="true" fo:hyphenate="false"/>
    </style:style>
    <style:style style:name="Framecontents" style:display-name="Frame contents" style:family="paragraph" style:parent-style-name="Textbody">
      <style:text-properties fo:hyphenate="false"/>
    </style:style>
    <style:style style:name="BulletList" style:display-name="Bullet List" style:family="paragraph">
      <style:paragraph-properties fo:widows="2" fo:orphans="2" fo:margin-left="0.2in">
        <style:tab-stops/>
      </style:paragraph-properties>
      <style:text-properties style:use-window-font-color="true" fo:hyphenate="false"/>
    </style:style>
    <style:style style:name="Kop11" style:display-name="Kop 11" style:family="paragraph">
      <style:paragraph-properties fo:widows="2" fo:orphans="2" fo:text-align="center" fo:margin-top="0.2in" fo:margin-bottom="0.0402in" fo:background-color="#EB610A"/>
      <style:text-properties style:font-name="Liberation Sans Narrow" fo:font-weight="bold" style:font-weight-asian="bold" fo:color="#FFFFFF" fo:letter-spacing="0.0972in" fo:font-size="17pt" style:font-size-asian="17pt" fo:hyphenate="false"/>
    </style:style>
    <style:style style:name="Kop21" style:display-name="Kop 21" style:family="paragraph">
      <style:paragraph-properties fo:widows="2" fo:orphans="2" fo:text-align="center" fo:margin-top="0.3055in" fo:margin-bottom="0.0416in" fo:background-color="#999999"/>
      <style:text-properties style:font-name="Liberation Sans Narrow" fo:font-weight="bold" style:font-weight-asian="bold" fo:color="#FFFFFF" fo:letter-spacing="0.0694in" fo:font-size="16pt" style:font-size-asian="16pt" fo:hyphenate="false"/>
    </style:style>
    <style:style style:name="PreformattedText" style:display-name="Preformatted Text" style:family="paragraph" style:parent-style-name="Standard">
      <style:paragraph-properties fo:margin-top="0.0097in" fo:margin-bottom="0.0097in"/>
      <style:text-properties style:font-name="Courier New" style:font-name-asian="Courier New" style:font-name-complex="Courier New" fo:font-size="10pt" style:font-size-asian="10pt" style:font-size-complex="10pt" fo:hyphenate="false"/>
    </style:style>
    <style:style style:name="Enclosures" style:display-name="Enclosures" style:family="paragraph">
      <style:paragraph-properties fo:keep-with-next="always" fo:keep-together="always" fo:widows="2" fo:orphans="2" fo:margin-top="0.3333in" fo:margin-left="1.3784in" fo:text-indent="-1.3784in">
        <style:tab-stops>
          <style:tab-stop style:type="left" style:position="5.3159in"/>
        </style:tab-stops>
      </style:paragraph-properties>
      <style:text-properties style:use-window-font-color="true" fo:hyphenate="false"/>
    </style:style>
    <style:style style:name="Afsluiting" style:display-name="Afsluiting" style:family="paragraph">
      <style:paragraph-properties fo:widows="2" fo:orphans="2" fo:margin-top="0.1666in" fo:margin-bottom="0.1666in" fo:margin-left="3.5437in">
        <style:tab-stops>
          <style:tab-stop style:type="left" style:position="7.0875in"/>
        </style:tab-stops>
      </style:paragraph-properties>
      <style:text-properties style:font-name="Liberation Sans Narrow" fo:font-style="italic" style:font-style-asian="italic" style:use-window-font-color="true" fo:hyphenate="false"/>
    </style:style>
    <style:style style:name="Participants" style:display-name="Participants" style:family="paragraph">
      <style:paragraph-properties fo:widows="2" fo:orphans="2" fo:margin-top="0.3333in" fo:margin-left="1.3784in" fo:text-indent="-1.3784in">
        <style:tab-stops>
          <style:tab-stop style:type="left" style:position="3.1506in"/>
          <style:tab-stop style:type="left" style:position="3.3472in"/>
          <style:tab-stop style:type="left" style:position="5.3159in"/>
          <style:tab-stop style:type="left" style:position="5.8083in"/>
          <style:tab-stop style:type="left" style:position="6.1034in"/>
        </style:tab-stops>
      </style:paragraph-properties>
      <style:text-properties style:use-window-font-color="true" fo:hyphenate="false"/>
    </style:style>
    <style:style style:name="Firstlineindent" style:display-name="First line indent" style:family="paragraph" style:parent-style-name="Textbody">
      <style:paragraph-properties fo:text-align="end" fo:margin-top="0.0798in" fo:margin-bottom="0.0798in" fo:text-indent="0.1965in"/>
      <style:text-properties fo:font-weight="bold" style:font-weight-asian="bold" fo:font-style="italic" style:font-style-asian="italic" fo:color="#95BE00" fo:font-size="9pt" style:font-size-asian="9pt" fo:hyphenate="false"/>
    </style:style>
    <style:style style:name="Contact" style:display-name="Contact" style:family="paragraph">
      <style:paragraph-properties fo:widows="2" fo:orphans="2" fo:margin-top="0.3333in" fo:margin-left="0.3937in" fo:text-indent="-0.3937in">
        <style:tab-stops/>
      </style:paragraph-properties>
      <style:text-properties style:use-window-font-color="true" fo:hyphenate="false"/>
    </style:style>
    <style:style style:name="Copies" style:display-name="Copies" style:family="paragraph">
      <style:paragraph-properties fo:widows="2" fo:orphans="2" fo:margin-top="0.3333in" fo:margin-left="1.3784in" fo:text-indent="-1.3784in">
        <style:tab-stops>
          <style:tab-stop style:type="left" style:position="3.1506in"/>
          <style:tab-stop style:type="left" style:position="3.3472in"/>
          <style:tab-stop style:type="left" style:position="5.3159in"/>
          <style:tab-stop style:type="left" style:position="5.8083in"/>
          <style:tab-stop style:type="left" style:position="6.1034in"/>
        </style:tab-stops>
      </style:paragraph-properties>
      <style:text-properties style:use-window-font-color="true" fo:hyphenate="false"/>
    </style:style>
    <style:style style:name="Voettekst1" style:display-name="Voettekst1" style:family="paragraph">
      <style:paragraph-properties fo:widows="2" fo:orphans="2" text:number-lines="false">
        <style:tab-stops>
          <style:tab-stop style:type="center" style:position="3.3465in"/>
          <style:tab-stop style:type="right" style:position="6.693in"/>
        </style:tab-stops>
      </style:paragraph-properties>
      <style:text-properties style:use-window-font-color="true" fo:hyphenate="false"/>
    </style:style>
    <style:style style:name="Handtekening" style:display-name="Handtekening" style:family="paragraph" style:parent-style-name="Standard">
      <style:paragraph-properties text:number-lines="false" fo:text-align="center" fo:margin-top="0.8333in" fo:margin-left="3.5437in">
        <style:tab-stops>
          <style:tab-stop style:type="left" style:position="7.0875in"/>
        </style:tab-stops>
      </style:paragraph-properties>
      <style:text-properties fo:hyphenate="false"/>
    </style:style>
    <style:style style:name="Subject" style:display-name="Subject" style:family="paragraph">
      <style:paragraph-properties fo:widows="2" fo:orphans="2" fo:margin-bottom="0.3333in" fo:margin-left="1.0631in" fo:text-indent="-1.0631in">
        <style:tab-stops/>
      </style:paragraph-properties>
      <style:text-properties style:font-name="Liberation Sans Narrow" fo:font-weight="bold" style:font-weight-asian="bold" style:use-window-font-color="true" fo:font-size="14pt" style:font-size-asian="14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111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2222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3333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4444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5555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0.6666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0.7777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0.8888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in">
        <style:tab-stops>
          <style:tab-stop style:type="right" style:leader-style="dotted" style:leader-text="." style:position="4.9243in"/>
        </style:tab-stops>
      </style:paragraph-properties>
      <style:text-properties fo:hyphenate="false"/>
    </style:style>
    <style:style style:name="Bibliographyarticle" style:display-name="Bibliography article" style:family="paragraph">
      <style:paragraph-properties fo:widows="2" fo:orphans="2"/>
      <style:text-properties style:use-window-font-color="true" fo:hyphenate="false"/>
    </style:style>
    <style:style style:name="Bibliographybook" style:display-name="Bibliography book" style:family="paragraph">
      <style:paragraph-properties fo:widows="2" fo:orphans="2"/>
      <style:text-properties style:use-window-font-color="true" fo:hyphenate="false"/>
    </style:style>
    <style:style style:name="Bibliographybooklet" style:display-name="Bibliography booklet" style:family="paragraph">
      <style:paragraph-properties fo:widows="2" fo:orphans="2"/>
      <style:text-properties style:use-window-font-color="true" fo:hyphenate="false"/>
    </style:style>
    <style:style style:name="Bibliographyconference" style:display-name="Bibliography conference" style:family="paragraph">
      <style:paragraph-properties fo:widows="2" fo:orphans="2"/>
      <style:text-properties style:use-window-font-color="true" fo:hyphenate="false"/>
    </style:style>
    <style:style style:name="Bibliographyemail" style:display-name="Bibliography email" style:family="paragraph">
      <style:paragraph-properties fo:widows="2" fo:orphans="2"/>
      <style:text-properties style:use-window-font-color="true" fo:hyphenate="false"/>
    </style:style>
    <style:style style:name="Bibliographyinbook" style:display-name="Bibliography inbook" style:family="paragraph">
      <style:paragraph-properties fo:widows="2" fo:orphans="2"/>
      <style:text-properties style:use-window-font-color="true" fo:hyphenate="false"/>
    </style:style>
    <style:style style:name="Bibliographyincollection" style:display-name="Bibliography incollection" style:family="paragraph">
      <style:paragraph-properties fo:widows="2" fo:orphans="2"/>
      <style:text-properties style:use-window-font-color="true" fo:hyphenate="false"/>
    </style:style>
    <style:style style:name="Bibliographyinproceedings" style:display-name="Bibliography inproceedings" style:family="paragraph">
      <style:paragraph-properties fo:widows="2" fo:orphans="2"/>
      <style:text-properties style:use-window-font-color="true" fo:hyphenate="false"/>
    </style:style>
    <style:style style:name="Bibliographyjournal" style:display-name="Bibliography journal" style:family="paragraph">
      <style:paragraph-properties fo:widows="2" fo:orphans="2"/>
      <style:text-properties style:use-window-font-color="true" fo:hyphenate="false"/>
    </style:style>
    <style:style style:name="Bibliographymanual" style:display-name="Bibliography manual" style:family="paragraph">
      <style:paragraph-properties fo:widows="2" fo:orphans="2"/>
      <style:text-properties style:use-window-font-color="true" fo:hyphenate="false"/>
    </style:style>
    <style:style style:name="Bibliographymastersthesis" style:display-name="Bibliography mastersthesis" style:family="paragraph">
      <style:paragraph-properties fo:widows="2" fo:orphans="2"/>
      <style:text-properties style:use-window-font-color="true" fo:hyphenate="false"/>
    </style:style>
    <style:style style:name="Bibliographymisc" style:display-name="Bibliography misc" style:family="paragraph">
      <style:paragraph-properties fo:widows="2" fo:orphans="2"/>
      <style:text-properties style:use-window-font-color="true" fo:hyphenate="false"/>
    </style:style>
    <style:style style:name="Bibliographyphdthesis" style:display-name="Bibliography phdthesis" style:family="paragraph">
      <style:paragraph-properties fo:widows="2" fo:orphans="2"/>
      <style:text-properties style:use-window-font-color="true" fo:hyphenate="false"/>
    </style:style>
    <style:style style:name="Bibliographyproceedings" style:display-name="Bibliography proceedings" style:family="paragraph">
      <style:paragraph-properties fo:widows="2" fo:orphans="2"/>
      <style:text-properties style:use-window-font-color="true" fo:hyphenate="false"/>
    </style:style>
    <style:style style:name="Bibliographytechreport" style:display-name="Bibliography techreport" style:family="paragraph">
      <style:paragraph-properties fo:widows="2" fo:orphans="2"/>
      <style:text-properties style:use-window-font-color="true" fo:hyphenate="false"/>
    </style:style>
    <style:style style:name="Bibliographyunpublished" style:display-name="Bibliography unpublished" style:family="paragraph">
      <style:paragraph-properties fo:widows="2" fo:orphans="2"/>
      <style:text-properties style:use-window-font-color="true" fo:hyphenate="false"/>
    </style:style>
    <style:style style:name="Bibliographywww" style:display-name="Bibliography www" style:family="paragraph">
      <style:paragraph-properties fo:widows="2" fo:orphans="2"/>
      <style:text-properties style:use-window-font-color="true" fo:hyphenate="false"/>
    </style:style>
    <style:style style:name="Bibliographycustom1" style:display-name="Bibliography custom1" style:family="paragraph">
      <style:paragraph-properties fo:widows="2" fo:orphans="2"/>
      <style:text-properties style:use-window-font-color="true" fo:hyphenate="false"/>
    </style:style>
    <style:style style:name="Bibliographycustom2" style:display-name="Bibliography custom2" style:family="paragraph">
      <style:paragraph-properties fo:widows="2" fo:orphans="2"/>
      <style:text-properties style:use-window-font-color="true" fo:hyphenate="false"/>
    </style:style>
    <style:style style:name="Bibliographycustom3" style:display-name="Bibliography custom3" style:family="paragraph">
      <style:paragraph-properties fo:widows="2" fo:orphans="2"/>
      <style:text-properties style:use-window-font-color="true" fo:hyphenate="false"/>
    </style:style>
    <style:style style:name="Bibliographycustom4" style:display-name="Bibliography custom4" style:family="paragraph">
      <style:paragraph-properties fo:widows="2" fo:orphans="2"/>
      <style:text-properties style:use-window-font-color="true" fo:hyphenate="false"/>
    </style:style>
    <style:style style:name="Bibliographycustom5" style:display-name="Bibliography custom5" style:family="paragraph">
      <style:paragraph-properties fo:widows="2" fo:orphans="2"/>
      <style:text-properties style:use-window-font-color="true" fo:hyphenate="false"/>
    </style:style>
    <style:style style:name="Koptekst1" style:display-name="Koptekst1"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color="#FF420E" fo:font-size="7pt" style:font-size-asian="7pt" fo:hyphenate="false"/>
    </style:style>
    <style:style style:name="Addressee" style:display-name="Addressee" style:family="paragraph" style:parent-style-name="Standard">
      <style:paragraph-properties text:number-lines="false" fo:margin-bottom="0.0416in"/>
      <style:text-properties fo:color="#EB610A" fo:hyphenate="false"/>
    </style:style>
    <style:style style:name="HorizontalLine" style:display-name="Horizontal Line" style:family="paragraph" style:parent-style-name="Standard" style:next-style-name="Textbody">
      <style:paragraph-properties text:number-lines="false" fo:margin-bottom="0.1965in"/>
      <style:text-properties fo:color="#00000A" fo:font-size="6pt" style:font-size-asian="6pt" style:font-size-complex="6pt" fo:hyphenate="false"/>
    </style:style>
    <style:style style:name="Kop31" style:display-name="Kop 31" style:family="paragraph" style:parent-style-name="Heading" style:default-outline-level="3">
      <style:text-properties fo:font-weight="bold" style:font-weight-asian="bold" style:font-weight-complex="bold" fo:hyphenate="false"/>
    </style:style>
    <style:style style:name="Kop41" style:display-name="Kop 41" style:family="paragraph" style:parent-style-name="Heading" style:default-outline-level="4">
      <style:text-properties fo:font-weight="bold" style:font-weight-asian="bold" style:font-weight-complex="bold" fo:font-style="italic" style:font-style-asian="italic" style:font-style-complex="italic" fo:hyphenate="false"/>
    </style:style>
    <style:style style:name="Hangingindent" style:display-name="Hanging indent" style:family="paragraph" style:parent-style-name="Textbody">
      <style:paragraph-properties fo:margin-bottom="0in" fo:margin-left="0.3937in" fo:text-indent="-0.1965in">
        <style:tab-stops>
          <style:tab-stop style:type="left" style:position="0.3937in"/>
        </style:tab-stops>
      </style:paragraph-properties>
      <style:text-properties fo:font-variant="small-caps" fo:hyphenate="false"/>
    </style:style>
    <style:style style:name="Ballontekst" style:display-name="Ballontekst" style:family="paragraph" style:parent-style-name="Standard">
      <style:text-properties style:font-name="Tahoma" style:font-name-complex="Tahoma" fo:font-size="8pt" style:font-size-asian="8pt" style:font-size-complex="8pt" fo:hyphenate="false"/>
    </style:style>
    <style:style style:name="Tekstopmerking" style:display-name="Tekst opmerking" style:family="paragraph" style:parent-style-name="Standard">
      <style:text-properties fo:font-size="10pt" style:font-size-asian="10pt" style:font-size-complex="10pt" fo:hyphenate="false"/>
    </style:style>
    <style:style style:name="Onderwerpvanopmerking" style:display-name="Onderwerp van opmerking" style:family="paragraph" style:parent-style-name="Tekstopmerking">
      <style:text-properties fo:font-weight="bold" style:font-weight-asian="bold" style:font-weight-complex="bold" fo:hyphenate="false"/>
    </style:style>
    <style:style style:name="Lijstalinea" style:display-name="Lijstalinea" style:family="paragraph" style:parent-style-name="Standard">
      <style:paragraph-properties fo:margin-left="0.5in">
        <style:tab-stops/>
      </style:paragraph-properties>
      <style:text-properties fo:hyphenate="false"/>
    </style:style>
    <style:style style:name="Revisie" style:display-name="Revisie" style:family="paragraph">
      <style:paragraph-properties fo:widows="2" fo:orphans="2"/>
      <style:text-properties style:font-name="Liberation Sans" style:use-window-font-color="true" fo:language="nl" fo:country="BE" fo:hyphenate="true"/>
    </style:style>
    <style:style style:name="Voetnoottekst" style:display-name="Voetnoottekst" style:family="paragraph" style:parent-style-name="Standard">
      <style:text-properties fo:hyphenate="false"/>
    </style:style>
    <style:style style:name="Internetlink" style:display-name="Internet link" style:family="text">
      <style:text-properties fo:color="#95BE00" fo:font-size="10pt" style:font-size-asian="10pt" style:text-underline-type="single" style:text-underline-style="solid" style:text-underline-width="auto" style:text-underline-mode="continuous" style:text-underline-color="font-color"/>
    </style:style>
    <style:style style:name="Internetlink_text" style:display-name="Internet link_text" style:family="text">
      <style:text-properties fo:color="#95BE00" style:text-underline-type="single" style:text-underline-style="solid" style:text-underline-width="auto" style:text-underline-mode="continuous" style:text-underline-color="font-color"/>
    </style:style>
    <style:style style:name="Reference" style:display-name="Reference" style:family="text">
      <style:text-properties fo:font-size="10pt" style:font-size-asian="10pt"/>
    </style:style>
    <style:style style:name="Nadruk" style:display-name="Nadruk"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DejaVu Sans Mono" style:font-name-complex="DejaVu Sans Mono"/>
    </style:style>
    <style:style style:name="Definition" style:display-name="Definition" style:family="text">
      <style:text-properties style:font-name="Liberation Sans Narrow" fo:font-style="italic" style:font-style-asian="italic"/>
    </style:style>
    <style:style style:name="BalloonTextChar" style:display-name="Balloon Text Char" style:family="text" style:parent-style-name="Standaardalinea-lettertype">
      <style:text-properties style:font-name="Tahoma" style:font-name-complex="Tahoma" fo:font-size="8pt" style:font-size-asian="8pt" style:font-size-complex="8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CommentTextChar" style:display-name="Comment Text Char" style:family="text" style:parent-style-name="Standaardalinea-lettertype">
      <style:text-properties style:font-name="Liberation Sans" fo:font-size="10pt" style:font-size-asian="10pt" style:font-size-complex="10pt" fo:language="nl" fo:country="BE"/>
    </style:style>
    <style:style style:name="CommentSubjectChar" style:display-name="Comment Subject Char" style:family="text" style:parent-style-name="CommentTextChar">
      <style:text-properties style:font-name="Liberation Sans" fo:font-weight="bold" style:font-weight-asian="bold" style:font-weight-complex="bold" fo:font-size="10pt" style:font-size-asian="10pt" style:font-size-complex="10pt" fo:language="nl" fo:country="BE"/>
    </style:style>
    <style:style style:name="FootnoteTextChar" style:display-name="Footnote Text Char" style:family="text" style:parent-style-name="Standaardalinea-lettertype">
      <style:text-properties style:font-name="Liberation Sans" fo:language="nl" fo:country="BE"/>
    </style:style>
    <style:style style:name="Voetnootmarkering" style:display-name="Voetnootmarkering" style:family="text" style:parent-style-name="Standaardalinea-lettertype">
      <style:text-properties style:text-position="super 66.6%"/>
    </style:style>
    <style:style style:name="ListLabel1" style:display-name="ListLabel 1" style:family="text">
      <style:text-properties fo:font-weight="normal" style:font-weight-asian="normal"/>
    </style:style>
    <style:style style:name="ListLabel2" style:display-name="ListLabel 2" style:family="text">
      <style:text-properties style:font-name-complex="Courier New"/>
    </style:style>
    <style:style style:name="ListLabel3" style:display-name="ListLabel 3" style:family="text">
      <style:text-properties style:font-name-asian="DejaVu Sans" style:font-name-complex="DejaVu Sans"/>
    </style:style>
    <style:style style:name="FootnoteSymbol" style:display-name="Footnote Symbol" style:family="text"/>
    <style:style style:name="EndnoteSymbol" style:display-name="Endnote Symbol" style:family="text"/>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fo:font-weight="normal" style:font-weight-asian="normal"/>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Liberation Sans Narrow" style:font-name-asian="DejaVu Sans" style:font-name-complex="DejaVu Sans"/>
    </style:style>
    <style:style style:name="WW_CharLFO6LVL2" style:family="text">
      <style:text-properties style:font-name="Liberation Sans Narrow" style:font-name-asian="DejaVu Sans" style:font-name-complex="DejaVu Sans"/>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Narrow"/>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ans Narro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fo:font-weight="normal" style:font-weight-asian="normal"/>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Voetnootmarkering" text:citation-body-style-name="Voetnootmarkering" text:start-value="1" style:num-format="1" text:start-numbering-at="document" text:footnotes-position="page"/>
    <text:notes-configuration text:note-class="endnote" text:start-value="1" style:num-format="1"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age</meta:initial-creator>
    <dc:creator>Ivor Rhodes</dc:creator>
    <meta:creation-date>2016-01-31T20:24:00Z</meta:creation-date>
    <dc:date>2016-01-31T20:24:00Z</dc:date>
    <meta:print-date>2016-01-28T14:14:00Z</meta:print-date>
    <meta:template xlink:href="Normal" xlink:type="simple"/>
    <meta:editing-cycles>2</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6" meta:word-count="1273" meta:character-count="8259" meta:row-count="58" meta:non-whitespace-character-count="7002"/>
  </office:meta>
</office:document-meta>
</file>